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3_2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ary M. Coh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y 15, 1891</text:p>
      <text:p text:style-name="P5">Month<text:tab/><text:tab/><text:tab/><text:tab/><text:tab/><text:tab/>May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28 S. 22<text:span text:style-name="T2">nd</text:span><text:span text:style-name="T3"> St/</text:span></text:p>
      <text:p text:style-name="P3"><text:span text:style-name="T3">Phila, May 15</text:span><text:span text:style-name="T2">th</text:span><text:span text:style-name="T3"> 91/</text:span></text:p>
      <text:p text:style-name="P2"><text:span text:style-name="T3">Dear D</text:span><text:span text:style-name="T2">r</text:span><text:span text:style-name="T3">. Morais,/</text:span></text:p>
      <text:p text:style-name="P2"><text:span text:style-name="T3"><text:tab/>Kate &amp; I/ greatly appreciate your/ very kind letter &amp; the good/ wishes contained in it./ <text:s/>We hope that you all/ will have a pleasant sum-/mer &amp; that we may meet/ again in health &amp; happi-/ness./</text:span></text:p>
      <text:p text:style-name="P2"><text:span text:style-name="T3"><text:tab/>The children fortunately/ are better, &amp; Charles is so/ good as to see us off/ from New York./</text:span></text:p>
      <text:p text:style-name="P2"><text:span text:style-name="T3"><text:tab/>I take pleasure/</text:span></text:p>
      <text:p text:style-name="P2"><text:span text:style-name="T3"/></text:p>
      <text:p text:style-name="P2"><text:span text:style-name="T3">[Page 2]</text:span></text:p>
      <text:p text:style-name="P2"><text:span text:style-name="T3">in enclosing check to/ your order for One/ Hundred Dollars ($100)/ representing the "Stephen/ S. Remak gift to the/ Jewish Theological Sem-/inary". <text:s/>I am very glad/ that Mr. Blumenthal is/ willing to fulfil[sic!] my desire/ that books shall be pur-/chased with the amount,/ under your supervision, &amp;/ that Mr. Remak's name/ shall be inscribed upon/ them./</text:span></text:p>
      <text:p text:style-name="P2"><text:soft-page-break/><text:span text:style-name="T3"><text:tab/>With sincere regard/ from us both to/ yourself &amp; all your/</text:span></text:p>
      <text:p text:style-name="P2"><text:span text:style-name="T3"/></text:p>
      <text:p text:style-name="P2"><text:span text:style-name="T3">[Page 3]</text:span></text:p>
      <text:p text:style-name="P2"><text:span text:style-name="T3">family,/</text:span></text:p>
      <text:p text:style-name="P2"><text:span text:style-name="T3"><text:tab/>I am/ Very cordially yours,/ Mary M. Cohe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4:58:36.90</meta:creation-date>
    <dc:date>2011-11-23T15:03:12.16</dc:date>
    <dc:creator>Penn Libraries</dc:creator>
    <meta:editing-duration>PT00H04M3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3" meta:word-count="315" meta:character-count="2103"/>
  </office:meta>
</office:document-meta>
</file>